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c72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c720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7c720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7c72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نفِطَارۣ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ذَا </text:span><text:span text:style-name="T5">۰</text:span><text:span text:style-name="T2">لسَّمَآءُ èنفَطَرَتْ </text:span><text:span text:style-name="T3">(1)</text:span><text:span text:style-name="T2"> وَإِذَا </text:span><text:span text:style-name="T5">۰</text:span><text:span text:style-name="T2">لْكَوَاكِبُ èنتَثَرَتْ </text:span><text:span text:style-name="T3">(2)</text:span><text:span text:style-name="T2"> وَإِذَا </text:span><text:span text:style-name="T5">۰</text:span><text:span text:style-name="T2">ڤْبِحَارُ فُجِّرَتْ </text:span><text:span text:style-name="T3">(3)</text:span><text:span text:style-name="T2"> وَإِذَا </text:span><text:span text:style-name="T5">۰</text:span><text:span text:style-name="T2">لْقُبُورُ بُعْثِرَتْ </text:span><text:span text:style-name="T3">(4)</text:span><text:span text:style-name="T2"> عَلِمَتْ نَفْــسٌ مَّا قَدَّمَتْ وَأَخَّرَتْؐ </text:span><text:span text:style-name="T3">(5)</text:span><text:span text:style-name="T2"> يَـٰٓأَيُّهَا </text:span><text:span text:style-name="T5">۰</text:span><text:span text:style-name="T2">لِانسَـٰــنُ مَا غَرَّكككَ بِرَبِّــكَ </text:span><text:span text:style-name="T5">۰</text:span><text:span text:style-name="T2">لْكَرۣيمِ </text:span><text:span text:style-name="T3">(6)</text:span><text:span text:style-name="T2"> </text:span><text:span text:style-name="T5">۱ﻟ﮲</text:span><text:span text:style-name="T2"> خَلَقَــكَ فَسَوّۭيٰــكَ فَعَدَّلَــكَ </text:span><text:span text:style-name="T3">(7)</text:span><text:span text:style-name="T2"> فِىٓ أَيِّ صُورَةٍ مَّا شَآءَ رَكَّبَــكَؐ </text:span><text:span text:style-name="T3">(8)</text:span><text:span text:style-name="T2"> كَلاَّ بَــلْ تُكَذِّبُونَ بِالدِّينِ </text:span><text:span text:style-name="T3">(9)</text:span><text:span text:style-name="T2"> وَإِنَّ عَلَيْكُمْ لَحَـٰفِظِينَ </text:span><text:span text:style-name="T3">(10)</text:span><text:span text:style-name="T2"> كِرَاماً كَـٰتِبِينَ </text:span><text:span text:style-name="T3">(11)</text:span><text:span text:style-name="T2"> يَعْلَمُونَ مَا تَفْعَلُونَؐ </text:span><text:span text:style-name="T3">(12)</text:span><text:span text:style-name="T2"> إِنَّ </text:span><text:span text:style-name="T5">۰</text:span><text:span text:style-name="T2">لاَبْرَارَ لَفِى نَعِيمٍؐ </text:span><text:span text:style-name="T3">(13)</text:span><text:span text:style-name="T2"> وَإِنَّ </text:span><text:span text:style-name="T5">۰</text:span><text:span text:style-name="T2">ڤْفُجَّارَ لَفِى جَحِيمٍ </text:span><text:span text:style-name="T3">(14)</text:span><text:span text:style-name="T2"> يَصْلَوْنَهَا يَوْمَ </text:span><text:span text:style-name="T5">۰</text:span><text:span text:style-name="T2">لدِّينِ </text:span><text:span text:style-name="T3">(15)</text:span><text:span text:style-name="T2"> وَمَا هُمْ عَنْهَا بِغَآئِبِينَؐ </text:span><text:span text:style-name="T3">(16)</text:span><text:span text:style-name="T2"> وَمَآ أَدْرۭيٰــكَ مَا يَوْمُ </text:span><text:span text:style-name="T5">۴</text:span><text:span text:style-name="T2">لدِّينِ </text:span><text:span text:style-name="T3">(17)</text:span><text:span text:style-name="T2"> ثُمَّ مَآ أَدْرۭيٰــكَ مَا يَوْمُ </text:span><text:span text:style-name="T5">۴</text:span><text:span text:style-name="T2">لدِّينِؐ</text:span></text:p>
      <text:p text:style-name="P3" loext:marker-style-name="T2"/>
      <text:p text:style-name="P4" loext:marker-style-name="T2"><text:span text:style-name="T2">617</text:span></text:p>
      <text:p text:style-name="P2" loext:marker-style-name="T2"><text:span text:style-name="T3">(18)</text:span><text:span text:style-name="T2"> يَوْمَ لاَ تَمْلِــكُ نَفْسٌ لِّنَفْـسٍ شَيْـٔاًؐ وَالاَمْرُ يَوْمَئِذٍ لِّلهِؐ </text:span><text:span text:style-name="T3">(19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5:14.984549259</meta:creation-date>
    <dc:date>2025-03-03T14:35:25.859241296</dc:date>
    <meta:editing-duration>PT13S</meta:editing-duration>
    <meta:editing-cycles>1</meta:editing-cycles>
    <meta:document-statistic meta:table-count="0" meta:image-count="0" meta:object-count="0" meta:page-count="2" meta:paragraph-count="4" meta:word-count="107" meta:character-count="565" meta:non-whitespace-character-count="462"/>
    <meta:generator>LibreOffice/24.8.2.1$Linux_X86_64 LibreOffice_project/0f794b6e29741098670a3b95d60478a65d05ef13</meta:generator>
  </office:meta>
</office:document-meta>
</file>